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91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float" office:value="-66.3">
            <text:p>-66.3</text:p>
          </table:table-cell>
          <table:table-cell office:value-type="float" office:value="-92.3">
            <text:p>-92.3</text:p>
          </table:table-cell>
          <table:table-cell office:value-type="float" office:value="183.7">
            <text:p>183.7</text:p>
          </table:table-cell>
          <table:table-cell office:value-type="float" office:value="-92.3">
            <text:p>-92.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66.3">
            <text:p>-66.3</text:p>
          </table:table-cell>
          <table:table-cell office:value-type="float" office:value="-81.3">
            <text:p>-81.3</text:p>
          </table:table-cell>
          <table:table-cell office:value-type="float" office:value="183.7">
            <text:p>183.7</text:p>
          </table:table-cell>
          <table:table-cell office:value-type="float" office:value="-81.3">
            <text:p>-81.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-66.3">
            <text:p>-66.3</text:p>
          </table:table-cell>
          <table:table-cell office:value-type="float" office:value="-70.3">
            <text:p>-70.3</text:p>
          </table:table-cell>
          <table:table-cell office:value-type="float" office:value="183.7">
            <text:p>183.7</text:p>
          </table:table-cell>
          <table:table-cell office:value-type="float" office:value="-70.3">
            <text:p>-70.3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-66.3">
            <text:p>-66.3</text:p>
          </table:table-cell>
          <table:table-cell office:value-type="float" office:value="-59.3">
            <text:p>-59.3</text:p>
          </table:table-cell>
          <table:table-cell office:value-type="float" office:value="183.7">
            <text:p>183.7</text:p>
          </table:table-cell>
          <table:table-cell office:value-type="float" office:value="-59.3">
            <text:p>-59.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-82.43">
            <text:p>-82.43</text:p>
          </table:table-cell>
          <table:table-cell office:value-type="float" office:value="-44.9">
            <text:p>-44.9</text:p>
          </table:table-cell>
          <table:table-cell office:value-type="float" office:value="167.53">
            <text:p>167.53</text:p>
          </table:table-cell>
          <table:table-cell office:value-type="float" office:value="-40.5">
            <text:p>-40.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-77.6">
            <text:p>-77.6</text:p>
          </table:table-cell>
          <table:table-cell office:value-type="float" office:value="-77.2">
            <text:p>-77.2</text:p>
          </table:table-cell>
          <table:table-cell office:value-type="float" office:value="162.7">
            <text:p>162.7</text:p>
          </table:table-cell>
          <table:table-cell office:value-type="float" office:value="-8.3">
            <text:p>-8.3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-64.59">
            <text:p>-64.59</text:p>
          </table:table-cell>
          <table:table-cell office:value-type="float" office:value="-107.1">
            <text:p>-107.1</text:p>
          </table:table-cell>
          <table:table-cell office:value-type="float" office:value="149.69">
            <text:p>149.69</text:p>
          </table:table-cell>
          <table:table-cell office:value-type="float" office:value="21.6">
            <text:p>21.6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29.37">
            <text:p>129.37</text:p>
          </table:table-cell>
          <table:table-cell office:value-type="float" office:value="47.2">
            <text:p>47.2</text:p>
          </table:table-cell>
          <table:table-cell office:value-type="float" office:value="-44.27">
            <text:p>-44.27</text:p>
          </table:table-cell>
          <table:table-cell office:value-type="float" office:value="-132.6">
            <text:p>-132.6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103.14">
            <text:p>103.14</text:p>
          </table:table-cell>
          <table:table-cell office:value-type="float" office:value="66.6">
            <text:p>66.6</text:p>
          </table:table-cell>
          <table:table-cell office:value-type="float" office:value="-18.04">
            <text:p>-18.04</text:p>
          </table:table-cell>
          <table:table-cell office:value-type="float" office:value="-152">
            <text:p>-152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72.78">
            <text:p>72.78</text:p>
          </table:table-cell>
          <table:table-cell office:value-type="float" office:value="78.5">
            <text:p>78.5</text:p>
          </table:table-cell>
          <table:table-cell office:value-type="float" office:value="12.32">
            <text:p>12.32</text:p>
          </table:table-cell>
          <table:table-cell office:value-type="float" office:value="-164">
            <text:p>-16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0.36">
            <text:p>40.36</text:p>
          </table:table-cell>
          <table:table-cell office:value-type="float" office:value="82.2">
            <text:p>82.2</text:p>
          </table:table-cell>
          <table:table-cell office:value-type="float" office:value="44.75">
            <text:p>44.75</text:p>
          </table:table-cell>
          <table:table-cell office:value-type="float" office:value="-167.7">
            <text:p>-167.7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6.59">
            <text:p>26.59</text:p>
          </table:table-cell>
          <table:table-cell office:value-type="float" office:value="83.8">
            <text:p>83.8</text:p>
          </table:table-cell>
          <table:table-cell office:value-type="float" office:value="35.72">
            <text:p>35.72</text:p>
          </table:table-cell>
          <table:table-cell office:value-type="float" office:value="-166">
            <text:p>-166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83.4">
            <text:p>83.4</text:p>
          </table:table-cell>
          <table:table-cell office:value-type="float" office:value="23.73">
            <text:p>23.73</text:p>
          </table:table-cell>
          <table:table-cell office:value-type="float" office:value="-166.4">
            <text:p>-166.4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83">
            <text:p>83</text:p>
          </table:table-cell>
          <table:table-cell office:value-type="float" office:value="11.74">
            <text:p>11.74</text:p>
          </table:table-cell>
          <table:table-cell office:value-type="float" office:value="-166.9">
            <text:p>-166.9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6"/>
          <table:table-cell office:value-type="float" office:value="-54.953051557502">
            <text:p>-54.9530515575</text:p>
          </table:table-cell>
          <table:table-cell office:value-type="float" office:value="-96.4868124730459">
            <text:p>-96.486812473</text:p>
          </table:table-cell>
          <table:table-cell office:value-type="float" office:value="193.183613398736">
            <text:p>193.1836133987</text:p>
          </table:table-cell>
          <table:table-cell office:value-type="float" office:value="-66.0194610224831">
            <text:p>-66.0194610225</text:p>
          </table:table-cell>
        </table:table-row>
        <table:table-row table:style-name="ro1">
          <table:table-cell table:number-columns-repeated="6"/>
          <table:table-cell office:value-type="float" office:value="-56.2934924656152">
            <text:p>-56.2934924656</text:p>
          </table:table-cell>
          <table:table-cell office:value-type="float" office:value="-85.5697973511429">
            <text:p>-85.5697973511</text:p>
          </table:table-cell>
          <table:table-cell office:value-type="float" office:value="191.843172490623">
            <text:p>191.8431724906</text:p>
          </table:table-cell>
          <table:table-cell office:value-type="float" office:value="-55.1024459005801">
            <text:p>-55.1024459006</text:p>
          </table:table-cell>
        </table:table-row>
        <table:table-row table:style-name="ro1">
          <table:table-cell table:number-columns-repeated="6"/>
          <table:table-cell office:value-type="float" office:value="-57.633811504385">
            <text:p>-57.6338115044</text:p>
          </table:table-cell>
          <table:table-cell office:value-type="float" office:value="-74.6537747753917">
            <text:p>-74.6537747754</text:p>
          </table:table-cell>
          <table:table-cell office:value-type="float" office:value="190.502853451853">
            <text:p>190.5028534519</text:p>
          </table:table-cell>
          <table:table-cell office:value-type="float" office:value="-44.1864233248289">
            <text:p>-44.1864233248</text:p>
          </table:table-cell>
        </table:table-row>
        <table:table-row table:style-name="ro1">
          <table:table-cell table:number-columns-repeated="6"/>
          <table:table-cell office:value-type="float" office:value="-58.9741671039579">
            <text:p>-58.974167104</text:p>
          </table:table-cell>
          <table:table-cell office:value-type="float" office:value="-63.7374544357949">
            <text:p>-63.7374544358</text:p>
          </table:table-cell>
          <table:table-cell office:value-type="float" office:value="189.16249785228">
            <text:p>189.1624978523</text:p>
          </table:table-cell>
          <table:table-cell office:value-type="float" office:value="-33.2701029852321">
            <text:p>-33.2701029852</text:p>
          </table:table-cell>
        </table:table-row>
        <table:table-row table:style-name="ro1">
          <table:table-cell table:number-columns-repeated="6"/>
          <table:table-cell office:value-type="float" office:value="-76.7300602423553">
            <text:p>-76.7300602424</text:p>
          </table:table-cell>
          <table:table-cell office:value-type="float" office:value="-51.4329374705577">
            <text:p>-51.4329374706</text:p>
          </table:table-cell>
          <table:table-cell office:value-type="float" office:value="170.831606769932">
            <text:p>170.8316067699</text:p>
          </table:table-cell>
          <table:table-cell office:value-type="float" office:value="-16.6477489086871">
            <text:p>-16.6477489087</text:p>
          </table:table-cell>
        </table:table-row>
        <table:table-row table:style-name="ro1">
          <table:table-cell table:number-columns-repeated="6"/>
          <table:table-cell office:value-type="float" office:value="-68.0065599953854">
            <text:p>-68.0065599954</text:p>
          </table:table-cell>
          <table:table-cell office:value-type="float" office:value="-82.8721533711033">
            <text:p>-82.8721533711</text:p>
          </table:table-cell>
          <table:table-cell office:value-type="float" office:value="162.109770565315">
            <text:p>162.1097705653</text:p>
          </table:table-cell>
          <table:table-cell office:value-type="float" office:value="14.7922335440721">
            <text:p>14.7922335441</text:p>
          </table:table-cell>
        </table:table-row>
        <table:table-row table:style-name="ro1">
          <table:table-cell table:number-columns-repeated="6"/>
          <table:table-cell office:value-type="float" office:value="-51.4431117538998">
            <text:p>-51.4431117539</text:p>
          </table:table-cell>
          <table:table-cell office:value-type="float" office:value="-110.984119139289">
            <text:p>-110.9841191393</text:p>
          </table:table-cell>
          <table:table-cell office:value-type="float" office:value="145.545621887566">
            <text:p>145.5456218876</text:p>
          </table:table-cell>
          <table:table-cell office:value-type="float" office:value="42.9036404235262">
            <text:p>42.9036404235</text:p>
          </table:table-cell>
        </table:table-row>
        <table:table-row table:style-name="ro1">
          <table:table-cell table:number-columns-repeated="6"/>
          <table:table-cell office:value-type="float" office:value="122.269436409556">
            <text:p>122.2694364096</text:p>
          </table:table-cell>
          <table:table-cell office:value-type="float" office:value="65.771726315154">
            <text:p>65.7717263152</text:p>
          </table:table-cell>
          <table:table-cell office:value-type="float" office:value="-28.1674156789992">
            <text:p>-28.167415679</text:p>
          </table:table-cell>
          <table:table-cell office:value-type="float" office:value="-133.852474654445">
            <text:p>-133.8524746544</text:p>
          </table:table-cell>
        </table:table-row>
        <table:table-row table:style-name="ro1">
          <table:table-cell table:number-columns-repeated="6"/>
          <table:table-cell office:value-type="float" office:value="93.8674368249391">
            <text:p>93.8674368249</text:p>
          </table:table-cell>
          <table:table-cell office:value-type="float" office:value="81.8377469559675">
            <text:p>81.837746956</text:p>
          </table:table-cell>
          <table:table-cell office:value-type="float" office:value="0.23468856100132">
            <text:p>0.234688561</text:p>
          </table:table-cell>
          <table:table-cell office:value-type="float" office:value="-149.918552843338">
            <text:p>-149.9185528433</text:p>
          </table:table-cell>
        </table:table-row>
        <table:table-row table:style-name="ro1">
          <table:table-cell table:number-columns-repeated="6"/>
          <table:table-cell office:value-type="float" office:value="62.2750708080009">
            <text:p>62.275070808</text:p>
          </table:table-cell>
          <table:table-cell office:value-type="float" office:value="90.0069984144436">
            <text:p>90.0069984144</text:p>
          </table:table-cell>
          <table:table-cell office:value-type="float" office:value="31.8272358105212">
            <text:p>31.8272358105</text:p>
          </table:table-cell>
          <table:table-cell office:value-type="float" office:value="-158.087794386717">
            <text:p>-158.0877943867</text:p>
          </table:table-cell>
        </table:table-row>
        <table:table-row table:style-name="ro1">
          <table:table-cell table:number-columns-repeated="6"/>
          <table:table-cell office:value-type="float" office:value="29.6451130918354">
            <text:p>29.6451130918</text:p>
          </table:table-cell>
          <table:table-cell office:value-type="float" office:value="89.7225869321765">
            <text:p>89.7225869322</text:p>
          </table:table-cell>
          <table:table-cell office:value-type="float" office:value="64.457065870824">
            <text:p>64.4570658708</text:p>
          </table:table-cell>
          <table:table-cell office:value-type="float" office:value="-157.803301638957">
            <text:p>-157.8033016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3" number:min-integer-digits="1"/>
    </number:number-style>
    <number:number-style style:name="N134">
      <number:number number:decimal-places="12" number:min-integer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8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/05/2011</text:date>, <text:time>14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0T14:36:39</dc:date>
    <dc:creator>Jani Matyas</dc:creator>
    <meta:document-statistic meta:table-count="1" meta:cell-count="114" meta:object-count="0"/>
    <meta:generator>OpenOffice.org/3.2$Linux OpenOffice.org_project/320m19$Build-9505</meta:generator>
  </office:meta>
</office:document-meta>
</file>